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4000001F40A7D174DE5F1C6F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0457in" svg:y="0.3547in" svg:width="0.4445in" svg:height="0.4445in" draw:z-index="0"><draw:image xlink:href="Pictures/10000000000001F4000001F40A7D174DE5F1C6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5:05:31.823143859</meta:creation-date>
    <dc:date>2018-05-24T15:28:23.204721163</dc:date>
    <meta:editing-duration>PT1M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